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31" calcext:value-type="date">
            <text:p>16年1月3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3">
          <table:table-cell table:style-name="ce2" office:value-type="string" calcext:value-type="string" table:number-columns-spanned="1" table:number-rows-spanned="10">
            <text:p>client</text:p>
          </table:table-cell>
          <table:table-cell office:value-type="string" calcext:value-type="string">
            <text:p>resolveInput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1" calcext:value-type="date">
            <text:p>16年2月1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execut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3" calcext:value-type="date">
            <text:p>16年2月3日</text:p>
          </table:table-cell>
          <table:table-cell table:number-columns-repeated="2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date" office:date-value="2016-02-07" calcext:value-type="date">
            <text:p>16年2月7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8" calcext:value-type="date">
            <text:p>16年2月8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 calcext:value-type="string">
            <text:p>processEven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4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9" calcext:value-type="date">
            <text:p>16年2月9日</text:p>
          </table:table-cell>
          <table:table-cell table:number-columns-repeated="2"/>
        </table:table-row>
        <table:table-row table:style-name="ro4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4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4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1" calcext:value-type="date">
            <text:p>16年2月11日</text:p>
          </table:table-cell>
          <table:table-cell table:number-columns-repeated="2"/>
        </table:table-row>
        <table:table-row table:style-name="ro4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2" calcext:value-type="date">
            <text:p>16年2月12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17">
            <text:p>Cabinet-client</text:p>
          </table:table-cell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00／00／00</text:date>, <text:time style:data-style-name="N2" text:time-value="16:23:51.382611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1S</meta:editing-duration>
    <meta:editing-cycles>9</meta:editing-cycles>
    <meta:generator>LibreOffice/4.2.8.2$Linux_X86_64 LibreOffice_project/420m0$Build-2</meta:generator>
    <dc:date>2016-01-31T17:00:14.280664360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